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25in" style:use-optimal-column-width="false"/>
    </style:style>
    <style:style style:name="TableColumn3" style:family="table-column">
      <style:table-column-properties style:column-width="1.6041in" style:use-optimal-column-width="false"/>
    </style:style>
    <style:style style:name="TableColumn4" style:family="table-column">
      <style:table-column-properties style:column-width="5.0833in" style:use-optimal-column-width="false"/>
    </style:style>
    <style:style style:name="TableColumn5" style:family="table-column">
      <style:table-column-properties style:column-width="1.8055in" style:use-optimal-column-width="false"/>
    </style:style>
    <style:style style:name="Table1" style:family="table" style:master-page-name="MP0">
      <style:table-properties style:width="10.11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style:font-name="Arial" fo:font-size="14pt" style:font-size-asian="14pt" style:font-size-complex="14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Arial" fo:font-size="14pt" style:font-size-asian="14pt" style:font-size-complex="14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Arial" fo:font-size="14pt" style:font-size-asian="14pt" style:font-size-complex="14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Arial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Arial" fo:font-size="14pt" style:font-size-asian="14pt" style:font-size-complex="14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Arial"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Arial" fo:font-size="14pt" style:font-size-asian="14pt" style:font-size-complex="14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Arial" fo:font-size="14pt" style:font-size-asian="14pt" style:font-size-complex="1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Arial"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Arial"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2" style:parent-style-name="TableContents" style:family="paragraph">
      <style:text-properties style:font-name="Arial" fo:font-size="14pt" style:font-size-asian="14pt" style:font-size-complex="14pt"/>
    </style:style>
    <style:style style:name="P33" style:parent-style-name="TableContents" style:family="paragraph">
      <style:text-properties style:font-name="Arial" fo:font-size="14pt" style:font-size-asian="14pt" style:font-size-complex="14pt"/>
    </style:style>
    <style:style style:name="P34" style:parent-style-name="TableContents" style:family="paragraph">
      <style:text-properties style:font-name="Arial"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fo:font-size="14pt" style:font-size-asian="14pt" style:font-size-complex="14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Arial"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5" style:parent-style-name="TableContents" style:family="paragraph">
      <style:text-properties style:font-name="Arial" fo:font-size="14pt" style:font-size-asian="14pt" style:font-size-complex="14pt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Arial" fo:font-size="14pt" style:font-size-asian="14pt" style:font-size-complex="14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size="14pt" style:font-size-asian="14pt" style:font-size-complex="14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size="14pt" style:font-size-asian="14pt" style:font-size-complex="14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5" style:parent-style-name="TableContents" style:family="paragraph">
      <style:text-properties style:font-name="Arial"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Arial" fo:font-size="14pt" style:font-size-asian="14pt" style:font-size-complex="14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size="14pt" style:font-size-asian="14pt" style:font-size-complex="14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65" style:parent-style-name="TableContents" style:family="paragraph">
      <style:text-properties style:font-name="Arial" fo:font-size="14pt" style:font-size-asian="14pt" style:font-size-complex="14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Arial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75" style:parent-style-name="TableContents" style:family="paragraph">
      <style:text-properties style:font-name="Arial" fo:font-size="14pt" style:font-size-asian="14pt" style:font-size-complex="14pt"/>
    </style:style>
    <style:style style:name="P76" style:parent-style-name="TableContents" style:family="paragraph">
      <style:text-properties style:font-name="Arial" fo:font-size="14pt" style:font-size-asian="14pt" style:font-size-complex="14pt"/>
    </style:style>
    <style:style style:name="P77" style:parent-style-name="TableContents" style:family="paragraph">
      <style:text-properties style:font-name="Arial" fo:font-size="14pt" style:font-size-asian="14pt" style:font-size-complex="14pt"/>
    </style:style>
    <style:style style:name="P78" style:parent-style-name="TableContents" style:family="paragraph">
      <style:text-properties style:font-name="Arial" fo:font-size="14pt" style:font-size-asian="14pt" style:font-size-complex="14pt"/>
    </style:style>
    <style:style style:name="P79" style:parent-style-name="TableContents" style:family="paragraph">
      <style:text-properties style:font-name="Arial"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font-size="14pt" style:font-size-asian="14pt" style:font-size-complex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Arial"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Arial" fo:font-size="14pt" style:font-size-asian="14pt" style:font-size-complex="14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8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0" style:parent-style-name="TableContents" style:family="paragraph">
      <style:text-properties style:font-name="Arial" fo:font-size="14pt" style:font-size-asian="14pt" style:font-size-complex="14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 fo:font-size="14pt" style:font-size-asian="14pt" style:font-size-complex="14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fo:font-size="14pt" style:font-size-asian="14pt" style:font-size-complex="14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Arial" fo:font-size="14pt" style:font-size-asian="14pt" style:font-size-complex="14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TableContents" style:family="paragraph">
      <style:text-properties style:font-name="Arial"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Arial"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font-size="14pt" style:font-size-asian="14pt" style:font-size-complex="14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fo:font-size="14pt" style:font-size-asian="14pt" style:font-size-complex="14pt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1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11" style:parent-style-name="TableContents" style:family="paragraph">
      <style:text-properties style:font-name="Arial"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fo:font-size="14pt" style:font-size-asian="14pt" style:font-size-complex="14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style:font-name="Arial" fo:font-size="14pt" style:font-size-asian="14pt" style:font-size-complex="14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2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22" style:parent-style-name="TableContents" style:family="paragraph">
      <style:text-properties style:font-name="Arial" fo:font-size="14pt" style:font-size-asian="14pt" style:font-size-complex="14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Arial" fo:font-size="14pt" style:font-size-asian="14pt" style:font-size-complex="14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Arial"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3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33" style:parent-style-name="TableContents" style:family="paragraph">
      <style:text-properties style:font-name="Arial" fo:font-size="14pt" style:font-size-asian="14pt" style:font-size-complex="14pt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fo:font-size="14pt" style:font-size-asian="14pt" style:font-size-complex="14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Arial"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Arial" fo:font-size="14pt" style:font-size-asian="14pt" style:font-size-complex="14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4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44" style:parent-style-name="TableContents" style:family="paragraph">
      <style:text-properties style:font-name="Arial" fo:font-size="14pt" style:font-size-asian="14pt" style:font-size-complex="14pt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fo:font-size="14pt" style:font-size-asian="14pt" style:font-size-complex="14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 fo:font-size="14pt" style:font-size-asian="14pt" style:font-size-complex="14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Arial" fo:font-size="14pt" style:font-size-asian="14pt" style:font-size-complex="14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5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55" style:parent-style-name="TableContents" style:family="paragraph">
      <style:text-properties style:font-name="Arial" fo:font-size="14pt" style:font-size-asian="14pt" style:font-size-complex="14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font-size="14pt" style:font-size-asian="14pt" style:font-size-complex="14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Arial" fo:font-size="14pt" style:font-size-asian="14pt" style:font-size-complex="14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Arial" fo:font-size="14pt" style:font-size-asian="14pt" style:font-size-complex="14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5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6" style:parent-style-name="TableContents" style:family="paragraph">
      <style:text-properties style:font-name="Arial" fo:font-size="14pt" style:font-size-asian="14pt" style:font-size-complex="14pt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Arial" fo:font-size="14pt" style:font-size-asian="14pt" style:font-size-complex="14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 fo:font-size="14pt" style:font-size-asian="14pt" style:font-size-complex="14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Arial" fo:font-size="14pt" style:font-size-asian="14pt" style:font-size-complex="14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7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77" style:parent-style-name="Absatz-Standardschriftart" style:family="text">
      <style:text-properties style:font-name="Arial" fo:font-size="14pt" style:font-size-asian="14pt" style:font-size-complex="14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 fo:font-size="14pt" style:font-size-asian="14pt" style:font-size-complex="14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fo:font-size="14pt" style:font-size-asian="14pt" style:font-size-complex="14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fo:font-size="14pt" style:font-size-asian="14pt" style:font-size-complex="14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88" style:parent-style-name="TableContents" style:family="paragraph">
      <style:text-properties style:font-name="Arial" fo:font-size="14pt" style:font-size-asian="14pt" style:font-size-complex="14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Arial" fo:font-size="14pt" style:font-size-asian="14pt" style:font-size-complex="14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fo:font-size="14pt" style:font-size-asian="14pt" style:font-size-complex="14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Arial" fo:font-size="14pt" style:font-size-asian="14pt" style:font-size-complex="14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98" style:parent-style-name="TableContents" style:family="paragraph">
      <style:text-properties style:font-name="Arial" fo:font-size="14pt" style:font-size-asian="14pt" style:font-size-complex="14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Arial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Zustand vorher</text:p>
          </table:table-cell>
          <table:table-cell table:style-name="TableCell9">
            <text:p text:style-name="P10">Client sendet</text:p>
          </table:table-cell>
          <table:table-cell table:style-name="TableCell11">
            <text:p text:style-name="P12">Server sendet / sendet an alle</text:p>
          </table:table-cell>
          <table:table-cell table:style-name="TableCell13">
            <text:p text:style-name="P14">Zustand nächster</text:p>
          </table:table-cell>
        </table:table-row>
        <table:table-row table:style-name="TableRow15">
          <table:table-cell table:style-name="TableCell16">
            <text:p text:style-name="P17">Neue Verbindung</text:p>
          </table:table-cell>
          <table:table-cell table:style-name="TableCell18">
            <text:p text:style-name="P19"/>
          </table:table-cell>
          <table:table-cell table:style-name="TableCell20">
            <text:p text:style-name="P21">„+OK<text:s/>– set name with NICK &lt;name&gt;“</text:p>
          </table:table-cell>
          <table:table-cell table:style-name="TableCell22">
            <text:p text:style-name="P23">NICKNAME</text:p>
          </table:table-cell>
        </table:table-row>
        <table:table-row table:style-name="TableRow24">
          <table:table-cell table:style-name="TableCell25">
            <text:p text:style-name="P26">NICKNAME</text:p>
          </table:table-cell>
          <table:table-cell table:style-name="TableCell27">
            <text:p text:style-name="P28">„NICK &lt;name&gt;“</text:p>
          </table:table-cell>
          <table:table-cell table:style-name="TableCell29">
            <text:p text:style-name="P30">Gültiger Nickname:</text:p>
            <text:p text:style-name="P31">An Client:</text:p>
            <text:p text:style-name="P32">„+OK<text:s/>&lt;name&gt;“</text:p>
            <text:p text:style-name="P33">An alle:</text:p>
            <text:p text:style-name="P34">„&lt;name&gt; logged on to the server“</text:p>
          </table:table-cell>
          <table:table-cell table:style-name="TableCell35">
            <text:p text:style-name="P36">WAIT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Ungültiger Nickname:</text:p>
            <text:p text:style-name="P44">An Client:</text:p>
            <text:p text:style-name="P45">„-INVALID<text:s/>name invalid“</text:p>
          </table:table-cell>
          <table:table-cell table:style-name="TableCell46">
            <text:p text:style-name="P47">NICKNAME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„QUIT“</text:p>
          </table:table-cell>
          <table:table-cell table:style-name="TableCell53">
            <text:p text:style-name="P54">An Client:</text:p>
            <text:p text:style-name="P55">„+OK see you soon“</text:p>
          </table:table-cell>
          <table:table-cell table:style-name="TableCell56">
            <text:p text:style-name="P57">Verbindung beendet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Sonst</text:p>
          </table:table-cell>
          <table:table-cell table:style-name="TableCell63">
            <text:p text:style-name="P64">An Client:</text:p>
            <text:p text:style-name="P65">„-ERR unknown command“</text:p>
          </table:table-cell>
          <table:table-cell table:style-name="TableCell66">
            <text:p text:style-name="P67">NICKNAME</text:p>
          </table:table-cell>
        </table:table-row>
        <table:table-row table:style-name="TableRow68">
          <table:table-cell table:style-name="TableCell69">
            <text:p text:style-name="P70">WAIT</text:p>
          </table:table-cell>
          <table:table-cell table:style-name="TableCell71">
            <text:p text:style-name="P72">„LISTPLAYERS“</text:p>
          </table:table-cell>
          <table:table-cell table:style-name="TableCell73">
            <text:p text:style-name="P74">An Client:</text:p>
            <text:p text:style-name="P75">„List of other players:“</text:p>
            <text:p text:style-name="P76">„&lt;Nickname 1&gt;“</text:p>
            <text:p text:style-name="P77">„&lt;Nickname 2&gt;“</text:p>
            <text:p text:style-name="P78">…</text:p>
            <text:p text:style-name="P79">„&lt;Nickname n&gt;“</text:p>
          </table:table-cell>
          <table:table-cell table:style-name="TableCell80">
            <text:p text:style-name="P81">WAIT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„PLAY &lt;name&gt;“</text:p>
          </table:table-cell>
          <table:table-cell table:style-name="TableCell87">
            <text:p text:style-name="P88">Anderer Nickname vorhanden:</text:p>
            <text:p text:style-name="P89">An beide:</text:p>
            <text:p text:style-name="P90">„+STARTED<text:s/>&lt;opponent&gt;“</text:p>
          </table:table-cell>
          <table:table-cell table:style-name="TableCell91">
            <text:p text:style-name="P92">PASSIVE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>Nickname nicht vorhanden:</text:p>
            <text:p text:style-name="P100">„-WAIT opponent not found“</text:p>
          </table:table-cell>
          <table:table-cell table:style-name="TableCell101">
            <text:p text:style-name="P102">WAIT</text:p>
          </table:table-cell>
        </table:table-row>
        <table:table-row table:style-name="TableRow103">
          <table:table-cell table:style-name="TableCell104">
            <text:p text:style-name="P105">PASSIVE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Wenn Spieler am Zug:</text:p>
            <text:p text:style-name="P110">An Client</text:p>
            <text:p text:style-name="P111">„+OK make your decision“</text:p>
          </table:table-cell>
          <table:table-cell table:style-name="TableCell112">
            <text:p text:style-name="P113">ACTIVE</text:p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Wenn Spiel gewonnen</text:p>
            <text:soft-page-break/>
            <text:p text:style-name="P121">An Client:</text:p>
            <text:p text:style-name="P122">„+WON“</text:p>
          </table:table-cell>
          <table:table-cell table:style-name="TableCell123">
            <text:p text:style-name="P124">WON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Wenn Spiel verloren:</text:p>
            <text:p text:style-name="P132">An Client:</text:p>
            <text:p text:style-name="P133">„+LOST“</text:p>
          </table:table-cell>
          <table:table-cell table:style-name="TableCell134">
            <text:p text:style-name="P135">LOST</text:p>
          </table:table-cell>
        </table:table-row>
        <table:table-row table:style-name="TableRow136">
          <table:table-cell table:style-name="TableCell137">
            <text:p text:style-name="P138">ACTIVE</text:p>
          </table:table-cell>
          <table:table-cell table:style-name="TableCell139">
            <text:p text:style-name="P140">„MOVE &lt;x&gt;“</text:p>
          </table:table-cell>
          <table:table-cell table:style-name="TableCell141">
            <text:p text:style-name="P142">Wenn Zug möglich:</text:p>
            <text:p text:style-name="P143">An Client:</text:p>
            <text:p text:style-name="P144">„+OK valid move“</text:p>
          </table:table-cell>
          <table:table-cell table:style-name="TableCell145">
            <text:p text:style-name="P146">PASSIVE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>Wenn Zug nicht möglich:</text:p>
            <text:p text:style-name="P154">An Client:</text:p>
            <text:p text:style-name="P155">+REPEAT move not possible</text:p>
          </table:table-cell>
          <table:table-cell table:style-name="TableCell156">
            <text:p text:style-name="P157">ACTIVE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>Wenn Spiel beendet</text:p>
            <text:p text:style-name="P165">An Alle:</text:p>
            <text:p text:style-name="P166">„+STATUS &lt;spielstatus&gt;“</text:p>
          </table:table-cell>
          <table:table-cell table:style-name="TableCell167">
            <text:p text:style-name="P168">OVER</text:p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>„WON“</text:p>
          </table:table-cell>
          <table:table-cell table:style-name="TableCell174">
            <text:p text:style-name="P175">Wenn gewonnen:</text:p>
            <text:p text:style-name="P176">An Client:</text:p>
            <text:p text:style-name="TableContents"><text:span text:style-name="T177">„+WON“</text:span>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>Wenn nicht gewonnen:</text:p>
            <text:p text:style-name="P187">An Client:</text:p>
            <text:p text:style-name="P188">„-NOTWON“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>
            <text:p text:style-name="P195">„WHO“</text:p>
          </table:table-cell>
          <table:table-cell table:style-name="TableCell196">
            <text:p text:style-name="P197">An Client:</text:p>
            <text:p text:style-name="P198">„&lt;nameOfActivePlayer&gt;“</text:p>
          </table:table-cell>
          <table:table-cell table:style-name="TableCell199">
            <text:p text:style-name="P200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722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iko Dudzus</dc:creator>
    <meta:creation-date>2016-04-27T11:12:00Z</meta:creation-date>
    <dc:date>2016-06-25T16:47:00Z</dc:date>
    <meta:print-date>2016-06-22T14:14:00Z</meta:print-date>
    <meta:template xlink:href="Normal.dotm" xlink:type="simple"/>
    <meta:editing-cycles>11</meta:editing-cycles>
    <meta:editing-duration>PT0S</meta:editing-duration>
    <meta:document-statistic meta:page-count="2" meta:paragraph-count="2" meta:word-count="162" meta:character-count="1184" meta:row-count="8" meta:non-whitespace-character-count="1024"/>
  </office:meta>
</office:document-meta>
</file>